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6.99cm"/>
    </style:style>
    <style:style style:name="gr3" style:family="graphic" style:parent-style-name="objectwithoutfill">
      <style:graphic-properties svg:stroke-color="#000000" draw:marker-end="Arrow" draw:marker-end-width="0.3cm" svg:stroke-opacity="100%" draw:fill="none" draw:textarea-vertical-align="botto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6cm" fo:min-width="2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6cm"/>
    </style:style>
    <style:style style:name="gr6" style:family="graphic" style:parent-style-name="standard">
      <style:graphic-properties draw:stroke="dash" draw:stroke-dash="Fine_20_Dashed" svg:stroke-color="#000000" svg:stroke-opacity="60%" draw:fill="none" draw:fill-color="#ffffff" draw:textarea-horizontal-align="justify" draw:textarea-vertical-align="middle" draw:auto-grow-height="false" fo:min-height="3.65cm" fo:min-width="12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marker-end="Arrow" draw:fill-color="#000000" draw:textarea-vertical-align="top"/>
    </style:style>
    <style:style style:name="gr9" style:family="graphic" style:parent-style-name="standard">
      <style:graphic-properties svg:stroke-color="#000000" draw:textarea-vertical-align="top"/>
    </style:style>
    <style:style style:name="gr10" style:family="graphic" style:parent-style-name="standard">
      <style:graphic-properties svg:stroke-color="#000000" draw:marker-end="Arrow" draw:textarea-vertical-align="to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9cm"/>
    </style:style>
    <style:style style:name="gr12" style:family="graphic" style:parent-style-name="standard">
      <style:graphic-properties svg:stroke-color="#000000" draw:marker-end="Symmetric_20_Arrow" draw:textarea-vertical-align="top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marker-end="Arrow" draw:textarea-vertical-align="bottom"/>
    </style:style>
    <style:style style:name="gr15" style:family="graphic" style:parent-style-name="standard">
      <style:graphic-properties svg:stroke-color="#000000" draw:marker-end="Arrow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7cm"/>
    </style:style>
    <style:style style:name="gr1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-color="#000000"/>
      <style:paragraph-properties fo:text-align="center"/>
      <style:text-properties fo:color="#000000"/>
    </style:style>
    <style:style style:name="P9" style:family="paragraph">
      <style:paragraph-properties fo:margin-top="0.1cm" fo:margin-bottom="0cm" fo:text-align="center"/>
    </style:style>
    <style:style style:name="P10" style:family="paragraph">
      <loext:graphic-properties draw:fill-color="#ffffff"/>
      <style:paragraph-properties fo:margin-top="0.1cm" fo:margin-bottom="0cm"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5cm" svg:x="2.5cm" svg:y="2.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9cm" svg:height="1.5cm" svg:x="11.5cm" svg:y="2.4cm">
          <text:p text:style-name="P1">SolverApplication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3.1cm" svg:x2="11.6cm" svg:y2="3.1cm">
          <text:p text:style-name="P3">uses</text:p>
        </draw:line>
        <draw:custom-shape draw:style-name="gr4" draw:text-style-name="P2" xml:id="id2" draw:id="id2" draw:layer="layout" svg:width="3.3cm" svg:height="3.91cm" svg:x="7.1cm" svg:y="5.59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.1cm" svg:height="1.6cm" svg:x="12.7cm" svg:y="7.2cm">
          <text:p text:style-name="P1">Differentiator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1cm" svg:height="1.6cm" svg:x="19.1cm" svg:y="7.2cm">
          <text:p text:style-name="P1">StringGenerato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2cm" svg:height="3.9cm" svg:x="11.8cm" svg:y="5.6cm">
          <text:p text:style-name="P3"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568cm" svg:height="0.962cm" svg:x="17.2cm" svg:y="5.738cm">
          <draw:text-box>
            <text:p>Visitors</text:p>
          </draw:text-box>
        </draw:frame>
        <draw:connector draw:style-name="gr8" draw:text-style-name="P8" draw:layer="layout" draw:line-skew="0.255cm" svg:x1="15.245cm" svg:y1="3.9cm" svg:x2="8.75cm" svg:y2="5.59cm" draw:start-shape="id1" draw:start-glue-point="2" draw:end-shape="id2" draw:end-glue-point="0" svg:d="M15245 3900v1100h-6495v590" svg:viewBox="0 0 6496 1691">
          <text:p text:style-name="P7"><text:span text:style-name="T1">uses</text:span></text:p>
        </draw:connector>
        <draw:connector draw:style-name="gr9" draw:text-style-name="P1" draw:layer="layout" draw:line-skew="-0.55cm" svg:x1="15.245cm" svg:y1="3.9cm" svg:x2="15.25cm" svg:y2="7.2cm" draw:start-shape="id1" draw:start-glue-point="2" draw:end-shape="id3" draw:end-glue-point="0" svg:d="M15245 3900v1100h5v2200" svg:viewBox="0 0 6 3301">
          <text:p text:style-name="P1">uses</text:p>
        </draw:connector>
        <draw:connector draw:style-name="gr10" draw:text-style-name="P1" draw:layer="layout" draw:line-skew="-0.55cm" svg:x1="15.245cm" svg:y1="3.9cm" svg:x2="21.65cm" svg:y2="7.2cm" draw:start-shape="id1" draw:start-glue-point="2" draw:end-shape="id4" draw:end-glue-point="0" svg:d="M15245 3900v1100h6405v2200" svg:viewBox="0 0 6406 3301">
          <text:p text:style-name="P1">uses</text:p>
        </draw:connector>
        <draw:custom-shape draw:style-name="gr11" draw:text-style-name="P2" xml:id="id5" draw:id="id5" draw:layer="layout" svg:width="5.4cm" svg:height="2.1cm" svg:x="4.4cm" svg:y="12.1cm">
          <text:p text:style-name="P1">Syntax tree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8.75cm" svg:y1="9.5cm" svg:x2="7.1cm" svg:y2="12.1cm" draw:start-shape="id2" draw:start-glue-point="2" draw:end-shape="id5" draw:end-glue-point="0" svg:d="M8750 9500v1300h-1650v1300" svg:viewBox="0 0 1651 2601">
          <text:p text:style-name="P1">produces</text:p>
        </draw:connector>
        <draw:connector draw:style-name="gr13" draw:text-style-name="P1" draw:layer="layout" draw:line-skew="0.35cm" svg:x1="15.25cm" svg:y1="8.8cm" svg:x2="7.1cm" svg:y2="12.1cm" draw:start-shape="id3" draw:start-glue-point="2" draw:end-shape="id5" svg:d="M15250 8800v2000h-8150v1300" svg:viewBox="0 0 8151 3301">
          <text:p text:style-name="P1">produces</text:p>
        </draw:connector>
        <draw:connector draw:style-name="gr14" draw:text-style-name="P1" draw:layer="layout" svg:x1="9.8cm" svg:y1="13.15cm" svg:x2="17.8cm" svg:y2="8cm" draw:start-shape="id5" draw:start-glue-point="1" draw:end-shape="id3" draw:end-glue-point="1" svg:d="M9800 13150h8501v-5150h-501" svg:viewBox="0 0 8502 5151">
          <text:p text:style-name="P1">Is input for</text:p>
        </draw:connector>
        <draw:connector draw:style-name="gr15" draw:text-style-name="P1" draw:layer="layout" svg:x1="9.8cm" svg:y1="13.15cm" svg:x2="21.65cm" svg:y2="8.8cm" draw:start-shape="id5" draw:start-glue-point="1" draw:end-shape="id4" draw:end-glue-point="2" svg:d="M9800 13150h11850v-4350" svg:viewBox="0 0 11851 4351">
          <text:p/>
        </draw:connector>
        <draw:custom-shape draw:style-name="gr16" draw:text-style-name="P10" xml:id="id6" draw:id="id6" draw:layer="layout" svg:width="3.2cm" svg:height="1.7cm" svg:x="1.1cm" svg:y="6.7cm">
          <text:p text:style-name="P9">Rules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1cm" svg:y1="7.545cm" svg:x2="4.3cm" svg:y2="7.55cm" draw:start-shape="id2" draw:start-glue-point="3" draw:end-shape="id6" draw:end-glue-point="1" svg:d="M7100 7545h-1400v5h-1400" svg:viewBox="0 0 2801 6">
          <text:p text:style-name="P1">uses</text:p>
        </draw:connector>
        <draw:frame draw:style-name="gr17" draw:text-style-name="P6" draw:layer="layout" svg:width="0.2cm" svg:height="0.1cm" svg:x="15.9cm" svg:y="16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6:33:39.588838419</meta:creation-date>
    <dc:date>2017-08-24T19:48:28.889314293</dc:date>
    <meta:editing-duration>PT2H42M55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